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adb29" officeooo:paragraph-rsid="000adb29"/>
    </style:style>
    <style:style style:name="P2" style:family="paragraph" style:parent-style-name="Standard">
      <style:text-properties officeooo:rsid="000ce58d" officeooo:paragraph-rsid="000ce58d"/>
    </style:style>
    <style:style style:name="T1" style:family="text">
      <style:text-properties officeooo:rsid="000e61f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__DdeLink__0_189746731"/>The <text:bookmark-start text:name="__DdeLink__2_189746731"/>Antarctica<text:bookmark-end text:name="__DdeLink__2_189746731"/> Research Centre (ARC) is the biggest research facility in the world, it attempts to find <text:span text:style-name="T1">a</text:span> way of controlling atmospheric conditions." <text:bookmark-end text:name="__DdeLink__0_189746731"/></text:p>
      <text:p text:style-name="P1"/>
      <text:p text:style-name="P2"><text:bookmark-start text:name="__DdeLink__6_189746731"/><text:bookmark-start text:name="__DdeLink__4_189746731"/>Unfortunately, the project backfired. It brought upon its self a storm the like of which had</text:p>
      <text:p text:style-name="P2">never been seen before. The ARC was completely ruined, trapping Tux inside.<text:bookmark-end text:name="__DdeLink__6_189746731"/><text:bookmark-end text:name="__DdeLink__4_18974673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5T11:59:53.443714065</meta:creation-date>
    <dc:date>2015-04-25T16:45:33.159847850</dc:date>
    <meta:editing-duration>PT1H30M8S</meta:editing-duration>
    <meta:editing-cycles>2</meta:editing-cycles>
    <meta:generator>LibreOffice/4.3.6.2$Linux_X86_64 LibreOffice_project/430m0$Build-2</meta:generator>
    <meta:document-statistic meta:table-count="0" meta:image-count="0" meta:object-count="0" meta:page-count="1" meta:paragraph-count="3" meta:word-count="51" meta:character-count="317" meta:non-whitespace-character-count="268"/>
  </office:meta>
</office:document-meta>
</file>